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2" svg:font-family="'DejaVu Sans Condensed'"/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Condensed1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o1" style:family="table" style:master-page-name="Landscape">
      <style:table-properties style:width="10.8653in" style:page-number="auto" table:align="margins"/>
    </style:style>
    <style:style style:name="Tablo1.A" style:family="table-column">
      <style:table-column-properties style:column-width="3.6215in" style:rel-column-width="21843*"/>
    </style:style>
    <style:style style:name="Tablo1.C" style:family="table-column">
      <style:table-column-properties style:column-width="3.6222in" style:rel-column-width="21849*"/>
    </style:style>
    <style:style style:name="Tablo1.A1" style:family="table-cell">
      <style:table-cell-properties fo:padding="0.0382in" fo:border="none"/>
    </style:style>
    <style:style style:name="Tablo1.B1" style:family="table-cell">
      <style:table-cell-properties fo:padding="0.0382in" fo:border-left="0.0007in solid #000000" fo:border-right="0.0007in solid #000000" fo:border-top="none" fo:border-bottom="none"/>
    </style:style>
    <style:style style:name="Tablo2" style:family="table">
      <style:table-properties style:width="3.5417in" table:align="left"/>
    </style:style>
    <style:style style:name="Tablo2.A" style:family="table-column">
      <style:table-column-properties style:column-width="3.5417in"/>
    </style:style>
    <style:style style:name="Tablo2.A1" style:family="table-cell">
      <style:table-cell-properties fo:padding="0.0382in" fo:border-left="none" fo:border-right="none" fo:border-top="none" fo:border-bottom="0.0007in solid #000000"/>
    </style:style>
    <style:style style:name="Tablo2.A2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Header">
      <style:paragraph-properties fo:text-align="center" style:justify-single-word="false" fo:background-color="#e6e6e6">
        <style:background-image/>
      </style:paragraph-properties>
      <style:text-properties style:font-name="DejaVu Sans" fo:font-size="12pt" fo:letter-spacing="0.028in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Mono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DejaVu Sans Mono" fo:font-size="8pt" style:font-size-asian="8pt" style:font-size-complex="8pt"/>
    </style:style>
    <style:style style:name="P12" style:family="paragraph" style:parent-style-name="Table_20_Contents" style:list-style-name="L1">
      <style:text-properties style:font-name="DejaVu Sans Mono" fo:font-size="8pt" style:font-size-asian="8pt" style:font-size-complex="8pt"/>
    </style:style>
    <style:style style:name="P13" style:family="paragraph" style:parent-style-name="Table_20_Contents" style:list-style-name="L2">
      <style:text-properties style:font-name="DejaVu Sans Mono" fo:font-size="8pt" style:font-size-asian="8pt" style:font-size-complex="8pt"/>
    </style:style>
    <style:style style:name="P14" style:family="paragraph" style:parent-style-name="Table_20_Contents" style:list-style-name="L3">
      <style:text-properties style:font-name="DejaVu Sans Mono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16" style:family="paragraph" style:parent-style-name="Table_20_Contents" style:list-style-name="L5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 style:list-style-name="L4">
      <style:paragraph-properties fo:text-align="start" style:justify-single-word="false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text-properties style:font-name="DejaVu Sans" fo:font-size="8pt" fo:font-style="normal" style:font-size-asian="8pt" style:font-style-asian="normal" style:font-size-complex="8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8pt" fo:font-style="normal" style:font-size-asian="8pt" style:font-style-asian="normal" style:font-size-complex="8pt" style:font-style-complex="normal"/>
    </style:style>
    <style:style style:name="P22" style:family="paragraph" style:parent-style-name="Table_20_Contents">
      <style:paragraph-properties fo:margin-left="0.9846in" fo:margin-right="0in" fo:text-indent="-0.25in" style:auto-text-indent="false"/>
      <style:text-properties style:font-name="DejaVu Sans Mono" fo:font-size="8pt" style:font-size-asian="8pt" style:font-size-complex="8pt"/>
    </style:style>
    <style:style style:name="P23" style:family="paragraph" style:parent-style-name="Table_20_Contents" style:list-style-name="L1">
      <style:paragraph-properties fo:margin-left="0.9846in" fo:margin-right="0in" fo:text-indent="-0.25in" style:auto-text-indent="false"/>
      <style:text-properties style:font-name="DejaVu Sans Mono" fo:font-size="8pt" style:font-size-asian="8pt" style:font-size-complex="8pt"/>
    </style:style>
    <style:style style:name="P24" style:family="paragraph" style:parent-style-name="Table_20_Contents" style:list-style-name="L3">
      <style:paragraph-properties fo:margin-left="0.9846in" fo:margin-right="0in" fo:text-indent="-0.25in" style:auto-text-indent="false"/>
      <style:text-properties style:font-name="DejaVu Sans Mono" fo:font-size="8pt" style:font-size-asian="8pt" style:font-size-complex="8pt"/>
    </style:style>
    <style:style style:name="P25" style:family="paragraph" style:parent-style-name="Table_20_Contents" style:list-style-name="L5">
      <style:paragraph-properties fo:margin-left="0.9846in" fo:margin-right="0in" fo:text-align="start" style:justify-single-word="false" fo:text-indent="-0.25in" style:auto-text-indent="false"/>
      <style:text-properties style:font-name="DejaVu Sans Mono" fo:font-size="8pt" style:font-size-asian="8pt" style:font-size-complex="8pt"/>
    </style:style>
    <style:style style:name="P26" style:family="paragraph" style:parent-style-name="Table_20_Contents" style:list-style-name="L1">
      <style:paragraph-properties fo:margin-left="0.4925in" fo:margin-right="0in" fo:text-indent="-0.25in" style:auto-text-indent="false"/>
      <style:text-properties style:font-name="DejaVu Sans Mono" fo:font-size="8pt" style:font-size-asian="8pt" style:font-size-complex="8pt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style:font-name="DejaVu Sans Mono" fo:font-size="8pt" style:font-size-asian="8pt" style:font-size-complex="8pt"/>
    </style:style>
    <style:style style:name="P28" style:family="paragraph" style:parent-style-name="Table_20_Contents" style:list-style-name="L1">
      <style:paragraph-properties fo:margin-left="0.2425in" fo:margin-right="0in" fo:text-indent="0in" style:auto-text-indent="fals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8pt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" table:style-name="Tablo1">
        <table:table-column table:style-name="Tablo1.A" table:number-columns-repeated="2"/>
        <table:table-column table:style-name="Tablo1.C"/>
        <table:table-row>
          <table:table-cell table:style-name="Tablo1.A1" office:value-type="string">
            <text:p text:style-name="P2">Function &amp; Method Documentation</text:p>
            <text:p text:style-name="P4"/>
            <text:p text:style-name="P4"/>
            <text:p text:style-name="P11"><text:span text:style-name="T1">def</text:span> addItem(<text:span text:style-name="T1">self</text:span>, id, name="", mounted=False):</text:p>
            <text:p text:style-name="P11"><text:s text:c="4"/>"""This function is used for to add new disk </text:p>
            <text:p text:style-name="P11"><text:s text:c="4"/>unit items to the list.</text:p>
            <text:p text:style-name="P11"/>
            <text:p text:style-name="P11"><text:s text:c="4"/>Disk unit items are the items that are plugged </text:p>
            <text:p text:style-name="P11"><text:s text:c="4"/>to system. They are</text:p>
            <text:p text:style-name="P11"><text:s text:c="4"/>added to list with related unit information. </text:p>
            <text:p text:style-name="P11"><text:s text:c="4"/>(This information for the developers who wanna </text:p>
            <text:p text:style-name="P11"><text:span text:style-name="T1"><text:s text:c="4"/>use</text:span> this function/method.)</text:p>
            <text:p text:style-name="P11"/>
            <text:p text:style-name="P11"><text:s text:c="4"/>:param id_: Identification of the disk unit</text:p>
            <text:p text:style-name="P11"><text:s text:c="4"/>:type id_: string</text:p>
            <text:p text:style-name="P11"><text:s text:c="4"/>:param name: Name for this disk unit</text:p>
            <text:p text:style-name="P11"><text:s text:c="4"/>:type name: string</text:p>
            <text:p text:style-name="P11"><text:s text:c="4"/>:param mounted: Current mount state of the unit</text:p>
            <text:p text:style-name="P11"><text:s text:c="4"/>:type mounted: Boolean</text:p>
            <text:p text:style-name="P11"><text:s text:c="4"/>:returns: **True** if operation is succesful, </text:p>
            <text:p text:style-name="P11"><text:s text:c="14"/>otherwise **False**</text:p>
            <text:p text:style-name="P11"><text:s text:c="4"/>:rtype: Boolean</text:p>
            <text:p text:style-name="P11"><text:s text:c="4"/>:raises UnitNotExistException: If id not exists </text:p>
            <text:p text:style-name="P11"><text:s text:c="35"/>this occurs</text:p>
            <text:p text:style-name="P11"/>
            <text:p text:style-name="P11"><text:s text:c="3"/>"""</text:p>
            <text:p text:style-name="P11"/>
            <text:p text:style-name="P11"><text:s text:c="3"/>if mounted:</text:p>
            <text:p text:style-name="P11"><text:s text:c="7"/>result = self.findMounted(id)</text:p>
            <text:p text:style-name="P11"><text:s text:c="7"/>if not result:</text:p>
            <text:p text:style-name="P11"><text:s text:c="11"/>raise UnitNotExistException</text:p>
            <text:p text:style-name="P11"><text:s text:c="7"/>self.list.append(id)</text:p>
            <text:p text:style-name="P11"><text:s text:c="3"/># This information will be read by the developers </text:p>
            <text:p text:style-name="P11"><text:s text:c="3"/># who wanna <text:span text:style-name="T1">develop or maintain</text:span> this </text:p>
            <text:p text:style-name="P11"><text:s text:c="3"/># function/method.</text:p>
            <text:p text:style-name="P11"><text:s text:c="3"/><text:span text:style-name="T1">if</text:span> <text:span text:style-name="T1">self</text:span>.doSomething():</text:p>
            <text:p text:style-name="P11"><text:s text:c="7"/><text:span text:style-name="T1">return</text:span> <text:span text:style-name="T1">True</text:span></text:p>
            <text:p text:style-name="P11"><text:s text:c="3"/><text:span text:style-name="T1">else</text:span>:</text:p>
            <text:p text:style-name="P11"><text:s text:c="7"/><text:span text:style-name="T1">return</text:span> <text:span text:style-name="T1">False</text:span></text:p>
            <text:p text:style-name="P11"/>
            <text:p text:style-name="P20">Assume that above code snippet is in a class.</text:p>
            <text:p text:style-name="P11"/>
            <text:list xml:id="list389142585" text:style-name="L1">
              <text:list-item>
                <text:p text:style-name="P12">One line summary (synopsis)</text:p>
              </text:list-item>
              <text:list-item>
                <text:p text:style-name="P12">An extended description (Optional)</text:p>
              </text:list-item>
              <text:list-item>
                <text:p text:style-name="P12">Arguments (If exists)</text:p>
              </text:list-item>
              <text:list-item>
                <text:p text:style-name="P23">:param arg: `description`</text:p>
              </text:list-item>
              <text:list-item>
                <text:p text:style-name="P23">:type arg: `type of the above argument`</text:p>
              </text:list-item>
              <text:list-item>
                <text:p text:style-name="P26">Return value (If exists)</text:p>
              </text:list-item>
              <text:list-item>
                <text:p text:style-name="P23">:returns: `description`</text:p>
              </text:list-item>
              <text:list-item>
                <text:p text:style-name="P23">:rtype: `type`</text:p>
                <text:p text:style-name="P28"/>
              </text:list-item>
            </text:list>
          </table:table-cell>
          <table:table-cell table:style-name="Tablo1.B1" office:value-type="string">
            <text:p text:style-name="P2">Class Documentation</text:p>
            <text:p text:style-name="P3"/>
            <text:p text:style-name="P4"/>
            <text:p text:style-name="P11"><text:span text:style-name="T1">class</text:span> EntryView(QScrollView):</text:p>
            <text:p text:style-name="P11"><text:s text:c="6"/>""" Holds the rule entries and shows them like </text:p>
            <text:p text:style-name="P11"><text:s text:c="6"/>a list view</text:p>
            <text:p text:style-name="P11"/>
            <text:p text:style-name="P11"><text:s text:c="6"/>This class is a simple listview <text:s text:c="3"/></text:p>
            <text:p text:style-name="P11"><text:s text:c="6"/>implementation. It behaves like a listview <text:s/></text:p>
            <text:p text:style-name="P11"><text:s text:c="6"/>when entries are added, deleted or selected. </text:p>
            <text:p text:style-name="P11"><text:s text:c="6"/>The main difference from a listview is this </text:p>
            <text:p text:style-name="P11"><text:s text:c="6"/>class stores custom widget</text:p>
            <text:p text:style-name="P11"><text:s text:c="6"/>elements instead of listviewitems.</text:p>
            <text:p text:style-name="P11"/>
            <text:p text:style-name="P11"><text:s text:c="6"/>**Item Addition**: add a new item to view</text:p>
            <text:p text:style-name="P11"><text:s text:c="6"/>**Item Deletion**: delete an existing item </text:p>
            <text:p text:style-name="P11"><text:s text:c="25"/>from view</text:p>
            <text:p text:style-name="P11"><text:s text:c="6"/>**Handling Item Events**: handle item events</text:p>
            <text:p text:style-name="P11"><text:s text:c="3"/>"""</text:p>
            <text:p text:style-name="P11"/>
            <text:list xml:id="list842281548" text:style-name="L2">
              <text:list-item>
                <text:p text:style-name="P13">One line summary (Synopsis)</text:p>
              </text:list-item>
              <text:list-item>
                <text:p text:style-name="P13">An extended description (Optional)</text:p>
              </text:list-item>
              <text:list-item>
                <text:p text:style-name="P13">Main Jobs (Optional) (<text:span text:style-name="T2">If you believe giving main operation names useful, write them here. For example, a class may have lots of public functions but developer may wanna see most useful public functions and their tasks briefly. (This is not an obligation.)</text:span>)</text:p>
              </text:list-item>
            </text:list>
            <text:list xml:id="list213336815" text:style-name="L3">
              <text:list-item>
                <text:p text:style-name="P24">**Job Definition**: `Job description`</text:p>
              </text:list-item>
            </text:list>
            <text:p text:style-name="P22"/>
            <text:p text:style-name="P27"/>
            <text:list xml:id="list523382625" text:continue-numbering="true" text:style-name="L3">
              <text:list-item>
                <text:p text:style-name="P14">Exceptions (If exists)</text:p>
                <text:list>
                  <text:list-item>
                    <text:p text:style-name="P14">:raisises `Type of the Exception`: `description`</text:p>
                  </text:list-item>
                </text:list>
              </text:list-item>
            </text:list>
          </table:table-cell>
          <table:table-cell table:style-name="Tablo1.A1" office:value-type="string">
            <table:table table:name="Tablo2" table:style-name="Tablo2">
              <table:table-column table:style-name="Tablo2.A"/>
              <table:table-row>
                <table:table-cell table:style-name="Tablo2.A1" office:value-type="string">
                  <text:p text:style-name="P2">Module Documentation</text:p>
                  <text:p text:style-name="P5"/>
                  <text:p text:style-name="P10"/>
                  <text:p text:style-name="P17">""" This module provides a widget that lists the disk items with a fancy view...</text:p>
                  <text:p text:style-name="P17"/>
                  <text:p text:style-name="P5"><text:span text:style-name="T4">.. moduleauthor:: pars &lt;</text:span><text:a xlink:type="simple" xlink:href="mailto:admins@pardus.org.tr"><text:span text:style-name="T4">admins@pardus.org.tr</text:span></text:a><text:span text:style-name="T4">&gt; (:author: ?)</text:span></text:p>
                  <text:p text:style-name="P17"/>
                  <text:p text:style-name="P17">"""</text:p>
                  <text:p text:style-name="P17"/>
                  <text:list xml:id="list2091370982" text:style-name="L4">
                    <text:list-item>
                      <text:p text:style-name="P18">One line summary (synopsis)</text:p>
                    </text:list-item>
                    <text:list-item>
                      <text:p text:style-name="P18">Module author</text:p>
                      <text:list>
                        <text:list-item>
                          <text:p text:style-name="P18">.. moduleauthor:: Author Name &lt;author e-mail&gt; </text:p>
                        </text:list-item>
                      </text:list>
                    </text:list-item>
                  </text:list>
                  <text:p text:style-name="P17"/>
                  <text:p text:style-name="P10"/>
                  <text:p text:style-name="P10"/>
                </table:table-cell>
              </table:table-row>
              <table:table-row>
                <table:table-cell table:style-name="Tablo2.A2" office:value-type="string">
                  <text:p text:style-name="P2">Variable &amp; Attribute Documentation</text:p>
                  <text:p text:style-name="P19"/>
                  <text:p text:style-name="P15"><text:s text:c="2"/>""" Holds the current index value for a <text:s text:c="2"/></text:p>
                  <text:p text:style-name="P15"><text:s text:c="2"/>ListElement """</text:p>
                  <text:p text:style-name="P15"><text:s text:c="2"/>index = 0</text:p>
                  <text:p text:style-name="P15"/>
                  <text:p text:style-name="P21">Assume that below code snippet defined in a class.</text:p>
                  <text:p text:style-name="P15"/>
                  <text:list xml:id="list189788779" text:style-name="L5">
                    <text:list-item>
                      <text:p text:style-name="P16">Description</text:p>
                    </text:list-item>
                    <text:list-item>
                      <text:p text:style-name="P25">What is that attribute, why you defined that?</text:p>
                    </text:list-item>
                  </text:list>
                </table:table-cell>
              </table:table-row>
            </table:table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2" svg:font-family="'DejaVu Sans Condensed'"/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Condensed1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roid Sans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roid Sans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 Condensed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DejaVu Sans Condensed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Condensed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#e6e6e6">
        <style:background-image/>
      </style:paragraph-properties>
      <style:text-properties style:font-name="DejaVu Sans" fo:font-size="12pt" fo:letter-spacing="0.028in" fo:font-weight="bold" style:font-size-asian="12pt" style:font-weight-asian="bold" style:font-size-complex="12pt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3937in" fo:margin-bottom="0.3937in" fo:margin-left="0.3937in" fo:margin-right="0.3937in" fo:border="0.0008in solid #000000" fo:padding="0.0193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MP1">PARDUS APIDOC STANDARDS</text:p>
      </style:header>
    </style:master-page>
    <style:master-page style:name="İsimsiz1" style:page-layout-name="Mpm3"/>
    <style:master-page style:name="İsimsiz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0T19:53:35</meta:creation-date>
    <dc:date>2011-05-31T15:57:09</dc:date>
    <meta:editing-duration>PT2H22M59S</meta:editing-duration>
    <meta:editing-cycles>28</meta:editing-cycles>
    <meta:generator>LibreOffice/3.3$Unix LibreOffice_project/330m19$Build-202</meta:generator>
    <meta:document-statistic meta:table-count="2" meta:image-count="0" meta:object-count="0" meta:page-count="2" meta:paragraph-count="78" meta:word-count="407" meta:character-count="2835"/>
  </office:meta>
</office:document-meta>
</file>